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ru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Run1 NanoSecs</text:p>
          </table:table-cell>
          <table:table-cell office:value-type="string" calcext:value-type="string">
            <text:p>Run2 NaNoSecs</text:p>
          </table:table-cell>
          <table:table-cell office:value-type="string" calcext:value-type="string">
            <text:p>Run3 NanoSecs</text:p>
          </table:table-cell>
          <table:table-cell/>
          <table:table-cell office:value-type="string" calcext:value-type="string">
            <text:p>Avg NaNoSecs</text:p>
          </table:table-cell>
          <table:table-cell office:value-type="string" calcext:value-type="string">
            <text:p>Avg milliSec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929000" calcext:value-type="float">
            <text:p>16929000</text:p>
          </table:table-cell>
          <table:table-cell office:value-type="float" office:value="18917000" calcext:value-type="float">
            <text:p>18917000</text:p>
          </table:table-cell>
          <table:table-cell office:value-type="float" office:value="21415000" calcext:value-type="float">
            <text:p>21415000</text:p>
          </table:table-cell>
          <table:table-cell/>
          <table:table-cell table:formula="of:=([.D2]+[.E2]+[.F2])/3" office:value-type="float" office:value="19087000" calcext:value-type="float">
            <text:p>19087000.00</text:p>
          </table:table-cell>
          <table:table-cell table:formula="of:=[.H2]/1000000" office:value-type="float" office:value="19.087" calcext:value-type="float">
            <text:p>19.08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84000" calcext:value-type="float">
            <text:p>4084000</text:p>
          </table:table-cell>
          <table:table-cell office:value-type="float" office:value="4914000" calcext:value-type="float">
            <text:p>4914000</text:p>
          </table:table-cell>
          <table:table-cell office:value-type="float" office:value="4125000" calcext:value-type="float">
            <text:p>4125000</text:p>
          </table:table-cell>
          <table:table-cell/>
          <table:table-cell table:formula="of:=([.D3]+[.E3]+[.F3])/3" office:value-type="float" office:value="4374333.33333333" calcext:value-type="float">
            <text:p>4374333.33</text:p>
          </table:table-cell>
          <table:table-cell table:formula="of:=[.H3]/1000000" office:value-type="float" office:value="4.37433333333333" calcext:value-type="float">
            <text:p>4.37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03000" calcext:value-type="float">
            <text:p>2103000</text:p>
          </table:table-cell>
          <table:table-cell office:value-type="float" office:value="2282000" calcext:value-type="float">
            <text:p>2282000</text:p>
          </table:table-cell>
          <table:table-cell office:value-type="float" office:value="2042000" calcext:value-type="float">
            <text:p>2042000</text:p>
          </table:table-cell>
          <table:table-cell/>
          <table:table-cell table:formula="of:=([.D4]+[.E4]+[.F4])/3" office:value-type="float" office:value="2142333.33333333" calcext:value-type="float">
            <text:p>2142333.33</text:p>
          </table:table-cell>
          <table:table-cell table:formula="of:=[.H4]/1000000" office:value-type="float" office:value="2.14233333333333" calcext:value-type="float">
            <text:p>2.142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7000" calcext:value-type="float">
            <text:p>1527000</text:p>
          </table:table-cell>
          <table:table-cell office:value-type="float" office:value="1323000" calcext:value-type="float">
            <text:p>1323000</text:p>
          </table:table-cell>
          <table:table-cell office:value-type="float" office:value="1274000" calcext:value-type="float">
            <text:p>1274000</text:p>
          </table:table-cell>
          <table:table-cell/>
          <table:table-cell table:formula="of:=([.D5]+[.E5]+[.F5])/3" office:value-type="float" office:value="1374666.66666667" calcext:value-type="float">
            <text:p>1374666.67</text:p>
          </table:table-cell>
          <table:table-cell table:formula="of:=[.H5]/1000000" office:value-type="float" office:value="1.37466666666667" calcext:value-type="float">
            <text:p>1.37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28000" calcext:value-type="float">
            <text:p>7228000</text:p>
          </table:table-cell>
          <table:table-cell office:value-type="float" office:value="6765000" calcext:value-type="float">
            <text:p>6765000</text:p>
          </table:table-cell>
          <table:table-cell office:value-type="float" office:value="6959000" calcext:value-type="float">
            <text:p>6959000</text:p>
          </table:table-cell>
          <table:table-cell/>
          <table:table-cell table:formula="of:=([.D6]+[.E6]+[.F6])/3" office:value-type="float" office:value="6984000" calcext:value-type="float">
            <text:p>6984000.00</text:p>
          </table:table-cell>
          <table:table-cell table:formula="of:=[.H6]/1000000" office:value-type="float" office:value="6.984" calcext:value-type="float">
            <text:p>6.98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7384000" calcext:value-type="float">
            <text:p>7384000</text:p>
          </table:table-cell>
          <table:table-cell office:value-type="float" office:value="10073000" calcext:value-type="float">
            <text:p>10073000</text:p>
          </table:table-cell>
          <table:table-cell office:value-type="float" office:value="9383000" calcext:value-type="float">
            <text:p>9383000</text:p>
          </table:table-cell>
          <table:table-cell/>
          <table:table-cell table:formula="of:=([.D7]+[.E7]+[.F7])/3" office:value-type="float" office:value="8946666.66666667" calcext:value-type="float">
            <text:p>8946666.67</text:p>
          </table:table-cell>
          <table:table-cell table:formula="of:=[.H7]/1000000" office:value-type="float" office:value="8.94666666666667" calcext:value-type="float">
            <text:p>8.94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14000" calcext:value-type="float">
            <text:p>7614000</text:p>
          </table:table-cell>
          <table:table-cell office:value-type="float" office:value="6790000" calcext:value-type="float">
            <text:p>6790000</text:p>
          </table:table-cell>
          <table:table-cell office:value-type="float" office:value="6203000" calcext:value-type="float">
            <text:p>6203000</text:p>
          </table:table-cell>
          <table:table-cell/>
          <table:table-cell table:formula="of:=([.D8]+[.E8]+[.F8])/3" office:value-type="float" office:value="6869000" calcext:value-type="float">
            <text:p>6869000.00</text:p>
          </table:table-cell>
          <table:table-cell table:formula="of:=[.H8]/1000000" office:value-type="float" office:value="6.869" calcext:value-type="float">
            <text:p>6.869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72000" calcext:value-type="float">
            <text:p>1872000</text:p>
          </table:table-cell>
          <table:table-cell office:value-type="float" office:value="3734000" calcext:value-type="float">
            <text:p>3734000</text:p>
          </table:table-cell>
          <table:table-cell office:value-type="float" office:value="1702000" calcext:value-type="float">
            <text:p>1702000</text:p>
          </table:table-cell>
          <table:table-cell/>
          <table:table-cell table:formula="of:=([.D9]+[.E9]+[.F9])/3" office:value-type="float" office:value="2436000" calcext:value-type="float">
            <text:p>2436000.00</text:p>
          </table:table-cell>
          <table:table-cell table:formula="of:=[.H9]/1000000" office:value-type="float" office:value="2.436" calcext:value-type="float">
            <text:p>2.4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5000" calcext:value-type="float">
            <text:p>4005000</text:p>
          </table:table-cell>
          <table:table-cell office:value-type="float" office:value="4217000" calcext:value-type="float">
            <text:p>4217000</text:p>
          </table:table-cell>
          <table:table-cell office:value-type="float" office:value="4694000" calcext:value-type="float">
            <text:p>4694000</text:p>
          </table:table-cell>
          <table:table-cell/>
          <table:table-cell table:formula="of:=([.D10]+[.E10]+[.F10])/3" office:value-type="float" office:value="4305333.33333333" calcext:value-type="float">
            <text:p>4305333.33</text:p>
          </table:table-cell>
          <table:table-cell table:formula="of:=[.H10]/1000000" office:value-type="float" office:value="4.30533333333333" calcext:value-type="float">
            <text:p>4.30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3000" calcext:value-type="float">
            <text:p>1303000</text:p>
          </table:table-cell>
          <table:table-cell office:value-type="float" office:value="1648000" calcext:value-type="float">
            <text:p>1648000</text:p>
          </table:table-cell>
          <table:table-cell office:value-type="float" office:value="1634000" calcext:value-type="float">
            <text:p>1634000</text:p>
          </table:table-cell>
          <table:table-cell/>
          <table:table-cell table:formula="of:=([.D11]+[.E11]+[.F11])/3" office:value-type="float" office:value="1528333.33333333" calcext:value-type="float">
            <text:p>1528333.33</text:p>
          </table:table-cell>
          <table:table-cell table:formula="of:=[.H11]/1000000" office:value-type="float" office:value="1.52833333333333" calcext:value-type="float">
            <text:p>1.52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5000" calcext:value-type="float">
            <text:p>1005000</text:p>
          </table:table-cell>
          <table:table-cell office:value-type="float" office:value="802000" calcext:value-type="float">
            <text:p>802000</text:p>
          </table:table-cell>
          <table:table-cell office:value-type="float" office:value="852000" calcext:value-type="float">
            <text:p>852000</text:p>
          </table:table-cell>
          <table:table-cell/>
          <table:table-cell table:formula="of:=([.D12]+[.E12]+[.F12])/3" office:value-type="float" office:value="886333.333333333" calcext:value-type="float">
            <text:p>886333.33</text:p>
          </table:table-cell>
          <table:table-cell table:formula="of:=[.H12]/1000000" office:value-type="float" office:value="0.886333333333333" calcext:value-type="float">
            <text:p>0.886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99000" calcext:value-type="float">
            <text:p>799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781000" calcext:value-type="float">
            <text:p>781000</text:p>
          </table:table-cell>
          <table:table-cell/>
          <table:table-cell table:formula="of:=([.D13]+[.E13]+[.F13])/3" office:value-type="float" office:value="793333.333333333" calcext:value-type="float">
            <text:p>793333.33</text:p>
          </table:table-cell>
          <table:table-cell table:formula="of:=[.H13]/1000000" office:value-type="float" office:value="0.793333333333333" calcext:value-type="float">
            <text:p>0.79333</text:p>
          </table:table-cell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00:15:56.692403842</dc:date>
    <meta:editing-duration>PT9M1S</meta:editing-duration>
    <meta:editing-cycles>1</meta:editing-cycles>
    <meta:document-statistic meta:table-count="1" meta:cell-count="91" meta:object-count="0"/>
    <meta:generator>LibreOffice/5.1.6.2$Linux_X86_64 LibreOffice_project/10m0$Build-2</meta:generator>
  </office:meta>
</office:document-meta>
</file>